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end="Arrow" draw:fill="solid" draw:fill-color="#83ca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draw:marker-start-width="0.048cm" draw:marker-end="Arrow" draw:marker-end-width="0.048cm" draw:fill="solid" draw:fill-color="#3deb3d" draw:textarea-horizontal-align="justify" draw:textarea-vertical-align="middle" draw:auto-grow-height="false" fo:padding-top="0.126cm" fo:padding-bottom="0.126cm" fo:padding-left="0.251cm" fo:padding-right="0.251cm"/>
    </style:style>
    <style:style style:name="gr6" style:family="graphic" style:parent-style-name="standard">
      <style:graphic-properties svg:stroke-width="0cm" draw:marker-start-width="0.048cm" draw:marker-end="Arrow" draw:marker-end-width="0.048cm" draw:fill="solid" draw:fill-color="#9966cc" draw:textarea-horizontal-align="justify" draw:textarea-vertical-align="middle" draw:auto-grow-height="false" fo:padding-top="0.126cm" fo:padding-bottom="0.126cm" fo:padding-left="0.251cm" fo:padding-right="0.251cm"/>
    </style:style>
    <style:style style:name="gr7" style:family="graphic" style:parent-style-name="standard">
      <style:graphic-properties svg:stroke-width="0.102cm" draw:marker-start="" draw:marker-start-width="0.2cm" draw:marker-end="Arrow" draw:marker-end-width="0.40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draw:marker-start="" draw:marker-end="Arrow" draw:marker-end-width="0.40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cm" draw:marker-start="Arrow" draw:marker-start-width="0.048cm" draw:marker-end="Arrow" draw:marker-end-width="0.048cm" draw:fill="solid" draw:fill-color="#ffff00" draw:textarea-horizontal-align="justify" draw:textarea-vertical-align="middle" draw:auto-grow-height="false" fo:padding-top="0.126cm" fo:padding-bottom="0.126cm" fo:padding-left="0.251cm" fo:padding-right="0.251cm"/>
    </style:style>
    <style:style style:name="gr10" style:family="graphic" style:parent-style-name="standard">
      <style:graphic-properties draw:stroke="solid" svg:stroke-width="0.102cm" svg:stroke-color="#3465a4" draw:marker-start="" draw:marker-start-width="0.2cm" draw:marker-end="Arrow" draw:marker-end-width="0.406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cm" draw:marker-start-width="0.048cm" draw:marker-end="Arrow" draw:marker-end-width="0.048cm" draw:fill="solid" draw:fill-color="#ff00ff" draw:textarea-horizontal-align="justify" draw:textarea-vertical-align="middle" draw:auto-grow-height="false" fo:padding-top="0.126cm" fo:padding-bottom="0.126cm" fo:padding-left="0.251cm" fo:padding-right="0.251cm"/>
    </style:style>
    <style:style style:name="gr12" style:family="graphic" style:parent-style-name="standard">
      <style:graphic-properties svg:stroke-width="0cm" draw:marker-start="Arrow" draw:marker-start-width="0.048cm" draw:marker-end="Arrow" draw:marker-end-width="0.048cm" draw:fill="solid" draw:fill-color="#33a3a3" draw:textarea-horizontal-align="justify" draw:textarea-vertical-align="middle" draw:auto-grow-height="false" fo:padding-top="0.126cm" fo:padding-bottom="0.126cm" fo:padding-left="0.251cm" fo:padding-right="0.251cm"/>
    </style:style>
    <style:style style:name="gr13" style:family="graphic" style:parent-style-name="standard">
      <style:graphic-properties svg:stroke-width="0.102cm" svg:stroke-color="#3465a4" draw:marker-start="" draw:marker-end="Arrow" draw:marker-end-width="0.406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7.493cm" svg:x="1.254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191cm" svg:height="1.905cm" svg:x="2.27cm" svg:y="2.397cm">
          <text:p text:style-name="P1">Sensor</text:p>
          <text:p text:style-name="P1">(IMU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715cm" svg:height="2.667cm" svg:x="9.128cm" svg:y="2.651cm">
          <text:p text:style-name="P1">Micro Controller</text:p>
          <text:p text:style-name="P1">(Arduin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461cm" svg:y1="3.349cm" svg:x2="9.128cm" svg:y2="3.984cm" draw:start-shape="id1" draw:start-glue-point="1" draw:end-shape="id2" draw:end-glue-point="3" svg:d="m6461 3349h1333v635h1334" svg:viewBox="0 0 2668 636">
          <text:p/>
        </draw:connector>
        <draw:connector draw:style-name="gr4" draw:text-style-name="P1" draw:layer="layout" svg:x1="6.461cm" svg:y1="6.016cm" svg:x2="9.128cm" svg:y2="3.984cm" draw:start-shape="id3" draw:start-glue-point="1" draw:end-shape="id2" draw:end-glue-point="3" svg:d="m6461 6016h1333v-2032h1334" svg:viewBox="0 0 2668 2033">
          <text:p/>
        </draw:connector>
        <draw:custom-shape draw:style-name="gr2" draw:text-style-name="P1" xml:id="id3" draw:id="id3" draw:layer="layout" svg:width="4.191cm" svg:height="1.905cm" svg:x="2.27cm" svg:y="5.064cm">
          <text:p text:style-name="P1">Sensor</text:p>
          <text:p text:style-name="P1">(IMU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826cm" svg:height="3.683cm" svg:x="9.255cm" svg:y="5.572cm">
          <text:p text:style-name="P1">(relative) Pose</text:p>
          <text:p text:style-name="P1">Estimation</text:p>
          <text:p text:style-name="P1">(C++ or Micro</text:p>
          <text:p text:style-name="P1">Controll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5.969cm" svg:height="4.191cm" svg:x="13.954cm" svg:y="11.287cm">
          <text:p text:style-name="P1">Online</text:p>
          <text:p text:style-name="P1">Visualization</text:p>
          <text:p text:style-name="P1">(python or 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4.843cm" svg:y1="3.984cm" svg:x2="14.081cm" svg:y2="7.413cm" draw:start-shape="id2" draw:start-glue-point="1" draw:end-shape="id4" draw:end-glue-point="1" svg:d="m14843 3984h501v3429h-1263" svg:viewBox="0 0 1264 3430">
          <text:p/>
        </draw:connector>
        <draw:connector draw:style-name="gr8" draw:text-style-name="P1" draw:layer="layout" svg:x1="11.668cm" svg:y1="9.255cm" svg:x2="13.954cm" svg:y2="13.382cm" draw:start-shape="id4" draw:start-glue-point="2" draw:end-shape="id5" draw:end-glue-point="3" svg:d="m11668 9255v4127h2286" svg:viewBox="0 0 2287 4128">
          <text:p/>
        </draw:connector>
        <draw:custom-shape draw:style-name="gr9" draw:text-style-name="P1" xml:id="id6" draw:id="id6" draw:layer="layout" svg:width="6.985cm" svg:height="4.445cm" svg:x="1.508cm" svg:y="11.16cm">
          <text:p text:style-name="P1">Pose Recognition</text:p>
          <text:p text:style-name="P1">and Triggering</text:p>
          <text:p text:style-name="P1">according Reaction</text:p>
          <text:p text:style-name="P1">(C++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1.668cm" svg:y1="9.255cm" svg:x2="8.493cm" svg:y2="13.382cm" draw:start-shape="id4" draw:start-glue-point="2" draw:end-shape="id6" draw:end-glue-point="1" svg:d="m11668 9255v4127h-3175" svg:viewBox="0 0 3176 4128">
          <text:p/>
        </draw:connector>
        <draw:custom-shape draw:style-name="gr11" draw:text-style-name="P1" xml:id="id8" draw:id="id8" draw:layer="layout" svg:width="5.969cm" svg:height="4.191cm" svg:x="13.954cm" svg:y="18.78cm">
          <text:p text:style-name="P1">Offline</text:p>
          <text:p text:style-name="P1">Visualization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" draw:id="id7" draw:layer="layout" svg:width="6.35cm" svg:height="3.429cm" svg:x="2.524cm" svg:y="19.161cm">
          <text:p text:style-name="P1">Recording</text:p>
          <text:p text:style-name="P1">/Logging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2.413cm" svg:x1="11.668cm" svg:y1="9.255cm" svg:x2="5.699cm" svg:y2="19.161cm" draw:start-shape="id4" draw:start-glue-point="2" draw:end-shape="id7" draw:end-glue-point="0" svg:d="m11668 9255v7366h-5969v2540" svg:viewBox="0 0 5970 9907">
          <text:p/>
        </draw:connector>
        <draw:connector draw:style-name="gr13" draw:text-style-name="P1" draw:layer="layout" svg:x1="5cm" svg:y1="15.605cm" svg:x2="5.699cm" svg:y2="19.161cm" draw:start-shape="id6" draw:start-glue-point="2" draw:end-shape="id7" draw:end-glue-point="0" svg:d="m5000 15605v1778h699v1778" svg:viewBox="0 0 700 3557">
          <text:p/>
        </draw:connector>
        <draw:connector draw:style-name="gr8" draw:text-style-name="P1" draw:layer="layout" svg:x1="8.874cm" svg:y1="20.875cm" svg:x2="13.954cm" svg:y2="20.875cm" draw:start-shape="id7" draw:start-glue-point="1" draw:end-shape="id8" draw:end-glue-point="3" svg:d="m8874 20875h5080" svg:viewBox="0 0 508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 10" svg:d="m0 0h10v10h-10z"/>
    <draw:marker draw:name="Arrowheads_20_2" draw:display-name="Arrowheads 2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1T23:11:40</meta:creation-date>
    <dc:date>2014-02-21T23:47:17</dc:date>
    <dc:creator>Torge Herber</dc:creator>
    <meta:editing-duration>PT4M16S</meta:editing-duration>
    <meta:editing-cycles>1</meta:editing-cycles>
    <meta:document-statistic meta:object-count="17"/>
    <meta:generator>LibreOffice/4.0.2.2$Linux_X86_64 LibreOffice_project/400m0$Build-2</meta:generator>
  </office:meta>
</office:document-meta>
</file>